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9c0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mi propuesta para el <text:span text:style-name="Strong_20_Emphasis">breve repaso del modelo cultural</text:span>, en unas 1200 palabras, siguiendo el esquema que planteaste y manteniendo la progresión: exposición → reflexión → cuestionamiento de hipótesis.</text:p>
      <text:p text:style-name="Horizontal_20_Line"/>
      <text:h text:style-name="Heading_20_2" text:outline-level="2"><text:span text:style-name="Strong_20_Emphasis">El modelo cultural de la vida</text:span></text:h>
      <text:p text:style-name="Text_20_body">A lo largo de la historia, la humanidad no ha observado la vida únicamente desde un enfoque científico. Mucho antes de que la biología moderna definiera organismos, especies y ecosistemas, ya existía un conjunto de creencias, intuiciones y narrativas culturales que intentaban explicar nuestro lugar en el mundo. Este modelo cultural se ha construido a partir de observaciones limitadas, experiencias directas y, en gran medida, de nuestra tendencia natural a situarnos como protagonistas de la historia universal. Aunque no siempre explícito, este modelo ha impregnado nuestra forma de pensar y ha influido incluso en las ciencias.</text:p>
      <text:p text:style-name="Text_20_body">Podemos resumirlo en cuatro ideas clave: la Tierra como lugar privilegiado, la vida como accidente irrepetible, el delicado equilibrio que la sostiene y la noción de que la vida carece de entidad propia. Cada una de estas ideas ha marcado nuestra forma de entender el mundo, pero cada una también puede ser puesta en cuestión a la luz de lo que hoy sabemos.</text:p>
      <text:p text:style-name="Horizontal_20_Line"/>
      <text:h text:style-name="Heading_20_3" text:outline-level="3"><text:span text:style-name="Strong_20_Emphasis">1. La Tierra como un lugar privilegiado</text:span></text:h>
      <text:p text:style-name="Text_20_body">Durante siglos, la visión predominante colocaba a la Tierra en el centro del universo. En la antigüedad, las culturas observaban el cielo y veían cómo el Sol, la Luna y las estrellas parecían girar a nuestro alrededor. El sentido común, reforzado por la experiencia cotidiana, dictaba que nuestro planeta era el punto fijo y que todo lo demás se movía en función de él. Esta perspectiva —llamada geocentrismo— encajaba perfectamente con la idea de que la humanidad ocupaba un lugar especial en el orden cósmico.</text:p>
      <text:p text:style-name="Text_20_body">Incluso después de que la astronomía demostrara que la Tierra gira alrededor del Sol, la noción de “privilegio cósmico” sobrevivió de forma sutil. Durante mucho tiempo, se pensó que nuestro planeta podría ser único no solo en su posición, sino en sus condiciones para albergar vida. Sin embargo, los avances de la astrofísica y la exploración espacial han cambiado radicalmente este panorama.</text:p>
      <text:p text:style-name="Text_20_body">Hoy sabemos que nuestra galaxia, la Vía Láctea, contiene alrededor de <text:span text:style-name="Strong_20_Emphasis">cien mil millones a cuatrocientos mil millones de estrellas</text:span>. Y la Vía Láctea es solo una de las más de <text:span text:style-name="Strong_20_Emphasis">dos billones de galaxias</text:span> que pueblan <text:span text:style-name="T1">'solo' </text:span>el universo observable. Cada estrella, a su vez, puede tener varios planetas orbitando a su alrededor, y una fracción significativa de ellos se encuentra en la llamada “zona habitable”: la región donde podría existir agua líquida, uno de los requisitos fundamentales para la vida tal como la conocemos.</text:p>
      <text:p text:style-name="Text_20_body">Las estimaciones actuales sugieren que solo en la Vía Láctea podrían existir <text:span text:style-name="Strong_20_Emphasis">miles de millones de planetas</text:span> con condiciones similares a las de la Tierra. Si ampliamos la mirada a todo el universo <text:soft-page-break/>observable, el número de “Tierras potenciales” se vuelve difícil de imaginar. Ante estos datos, la idea de que nuestro planeta sea un lugar único y privilegiado pierde fuerza. No significa que la Tierra carezca de valor, sino que quizá no sea la excepción, sino parte de una regla más amplia.</text:p>
      <text:p text:style-name="Horizontal_20_Line"/>
      <text:h text:style-name="Heading_20_3" text:outline-level="3"><text:span text:style-name="Strong_20_Emphasis">2. La vida como un accidente irrepetible</text:span></text:h>
      <text:p text:style-name="Text_20_body">Ligada a la noción de privilegio, encontramos la creencia de que la vida es un accidente improbable, un evento único que ocurrió una vez en la historia cósmica y que nunca volverá a repetirse. Esta visión, profundamente arraigada en la cultura popular, parte de la suposición de que las condiciones que dieron origen a la vida en la Tierra son tan específicas y frágiles que sería casi imposible reproducirlas.</text:p>
      <text:p text:style-name="Text_20_body">Sin embargo, desde la perspectiva científica, la vida puede verse como un <text:span text:style-name="Strong_20_Emphasis">fenómeno natural emergente</text:span>. Las moléculas orgánicas, base de todos los seres vivos, no son raras: se han detectado en cometas, en meteoritos y en nubes interestelares. Experimentos de laboratorio, como los de Stanley Miller y Harold Urey en la década de 1950, mostraron que, bajo ciertas condiciones, los componentes básicos de la vida pueden formarse espontáneamente a partir de compuestos simples.</text:p>
      <text:p text:style-name="Text_20_body">Además, la química prebiótica no es exclusiva de la Tierra. Donde haya una fuente de energía, moléculas de carbono, nitrógeno, hidrógeno y oxígeno, y un medio como el agua para facilitar las reacciones, la formación de estructuras complejas es una posibilidad real. No sabemos aún si la vida es común o rara en el universo, pero las evidencias sugieren que no es necesariamente un milagro irrepetible, sino una manifestación más de las leyes naturales.</text:p>
      <text:p text:style-name="Horizontal_20_Line"/>
      <text:h text:style-name="Heading_20_3" text:outline-level="3"><text:span text:style-name="Strong_20_Emphasis">3. El delicado equilibrio que sostiene la vida</text:span></text:h>
      <text:p text:style-name="Text_20_body">Otra idea cultural muy extendida es la del “delicado equilibrio” que mantiene viva a la biosfera. Esta imagen presenta la vida como una estructura extremadamente frágil, que podría derrumbarse por el más mínimo cambio. Y aunque es cierto que los ecosistemas pueden ser sensibles a alteraciones bruscas, la historia de la Tierra muestra que la vida, en su conjunto, es extraordinariamente resiliente.</text:p>
      <text:p text:style-name="Text_20_body">Un ejemplo notable es la <text:span text:style-name="Strong_20_Emphasis">extinción de los dinosaurios</text:span> hace unos 66 millones de años, probablemente causada por el impacto de un gran asteroide y los cambios climáticos asociados. Este evento eliminó aproximadamente el <text:span text:style-name="Strong_20_Emphasis">75% de todas las especies</text:span> existentes en aquel momento. Y, sin embargo, la vida no desapareció: se transformó. Las especies que sobrevivieron ocuparon los nichos vacíos, nuevas formas surgieron y, eventualmente, mamíferos y aves dominaron los ecosistemas terrestres.</text:p>
      <text:p text:style-name="Text_20_body">De hecho, los paleontólogos estiman que <text:span text:style-name="Strong_20_Emphasis">más del 99% de todas las especies que han existido ya se han extinguido</text:span>. Desde esta perspectiva, la desaparición de especies no es una anomalía, sino una característica inherente de la historia de la vida. El equilibrio que observamos hoy no es estático, sino el resultado de un cambio constante. La vida no se limita a resistir; se reinventa.</text:p>
      <text:p text:style-name="Text_20_body">Esto no significa que las especies individuales no sean vulnerables, ni que las extinciones masivas no tengan consecuencias devastadoras. Pero a escala planetaria, la vida ha demostrado una capacidad de <text:soft-page-break/>adaptación que desafía la noción de fragilidad absoluta. El equilibrio es, en realidad, una dinámica perpetua de transformación.</text:p>
      <text:p text:style-name="Horizontal_20_Line"/>
      <text:h text:style-name="Heading_20_3" text:outline-level="3"><text:span text:style-name="Strong_20_Emphasis">4. La vida sin entidad</text:span></text:h>
      <text:p text:style-name="Text_20_body">Por último, el modelo cultural dominante tiende a ver la vida como una propiedad que poseen ciertos organismos, en lugar de como un todo unificado. Bajo esta visión, la vida no es una entidad en sí misma, sino un conjunto de seres vivos independientes que comparten características comunes. Cada individuo vive su historia, y la suma de esas historias sería “la vida”.</text:p>
      <text:p text:style-name="Text_20_body">Sin embargo, esta interpretación puede pasar por alto un hecho intrigante: al observar la biosfera como un sistema, surgen comportamientos y patrones que no pertenecen a ningún organismo en particular, sino al conjunto. La distribución de especies, la circulación de nutrientes, el flujo de energía, la regulación climática y muchas otras funciones emergen de la interacción de millones de organismos, como si formaran parte de un solo organismo mayor.</text:p>
      <text:p text:style-name="Text_20_body">En otras palabras, podría ser que la vida <text:span text:style-name="Strong_20_Emphasis">sí tenga entidad propia</text:span>, un comportamiento y un destino diferentes de los de sus partes. Así como una colonia de hormigas actúa como un “superorganismo” con propiedades que ninguna hormiga individual posee, la biosfera podría ser vista como un sistema coherente que se adapta, se reorganiza y persiste más allá de la escala de cualquier especie.</text:p>
      <text:p text:style-name="Horizontal_20_Line"/>
      <text:h text:style-name="Heading_20_3" text:outline-level="3"><text:span text:style-name="Strong_20_Emphasis">Un modelo que necesita revisión</text:span></text:h>
      <text:p text:style-name="Text_20_body">El modelo cultural que hemos heredado combina observaciones válidas con suposiciones que hoy pueden ser incorrectas o incompletas. La Tierra no parece ser el único escenario posible para la vida; la vida misma podría no ser un accidente único; el “delicado equilibrio” es, en realidad, una capacidad asombrosa de reinvención; y quizás la vida sea algo más que la suma de sus organismos.</text:p>
      <text:p text:style-name="Text_20_body">Reconocer estas limitaciones no invalida el modelo cultural, pero sí señala la necesidad de ampliarlo. Si queremos entender realmente qué es la vida, no basta con describirla como una colección de individuos frágiles que ocupan un lugar único en el universo. Debemos considerarla como un fenómeno más amplio, quizá como un sistema con inteligencia y propósito propios, algo que no encaja del todo ni en la biología clásica ni en las creencias tradicionales.</text:p>
      <text:p text:style-name="Horizontal_20_Line"/>
      <text:p text:style-name="Text_20_body">Si quieres, puedo seguir con el <text:span text:style-name="Strong_20_Emphasis">modelo místico tradicional</text:span> en el mismo tono y extensión, para que la transición hacia la necesidad de un nuevo modelo fluya de manera natur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0T10:06:58.815000000</meta:creation-date>
    <dc:date>2025-08-10T10:16:10.372000000</dc:date>
    <meta:editing-duration>PT9M11S</meta:editing-duration>
    <meta:editing-cycles>1</meta:editing-cycles>
    <meta:document-statistic meta:table-count="0" meta:image-count="0" meta:object-count="0" meta:page-count="3" meta:paragraph-count="26" meta:word-count="1369" meta:character-count="8479" meta:non-whitespace-character-count="7136"/>
    <meta:generator>LibreOffice/7.3.5.2$Windows_X86_64 LibreOffice_project/184fe81b8c8c30d8b5082578aee2fed2ea847c01</meta:generator>
  </office:meta>
</office:document-meta>
</file>